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Padrão"/>
      <draw:page draw:name="page2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Filho</meta:initial-creator>
    <meta:creation-date>2016-08-24T18:34:56.151774392</meta:creation-date>
    <dc:date>2016-08-24T18:40:16.074549289</dc:date>
    <dc:creator>João Filho</dc:creator>
    <meta:editing-duration>PT5M20S</meta:editing-duration>
    <meta:editing-cycles>1</meta:editing-cycles>
    <meta:document-statistic meta:object-count="0"/>
    <meta:generator>LibreOffice/4.3.3.2$Linux_X86_64 LibreOffice_project/430m0$Build-2</meta:generator>
  </office:meta>
</office:document-meta>
</file>